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P3" style:family="paragraph" style:parent-style-name="Standard">
      <style:paragraph-properties fo:text-align="justify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7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HTML WITH CSS CODE</text:span></text:p>
      <text:p text:style-name="P3"/>
      <text:p text:style-name="P5"><text:span text:style-name="T2">&lt;!DOCTYPE html PUBLIC "-//W3C//DTD XHTML 1.0 Transitional//EN" "http://www.w3.org/TR/xhtml1/DTD/xhtml1-transitional.dtd"&gt;</text:span></text:p>
      <text:p text:style-name="P5"><text:span text:style-name="T2">&lt;html xmlns="http://www.w3.org/1999/xhtml"&gt;</text:span></text:p>
      <text:p text:style-name="P5"><text:span text:style-name="T2">&lt;head&gt;</text:span></text:p>
      <text:p text:style-name="P5"><text:span text:style-name="T2">&lt;title&gt;News Website&lt;/title&gt;</text:span></text:p>
      <text:p text:style-name="P5"><text:span text:style-name="T2">&lt;link href="style.css" rel="stylesheet" type="text/css" /&gt;</text:span></text:p>
      <text:p text:style-name="P5"><text:span text:style-name="T2">&lt;/head&gt;</text:span></text:p>
      <text:p text:style-name="P5"><text:span text:style-name="T2">&lt;body&gt;</text:span></text:p>
      <text:p text:style-name="P5"><text:span text:style-name="T2">&lt;div id="container"&gt;</text:span></text:p>
      <text:p text:style-name="P5"><text:span text:style-name="T2">&lt;div id="top_panel"&gt;</text:span></text:p>
      <text:p text:style-name="P5"><text:span text:style-name="T2"><text:s text:c="8"/>&lt;div id="sitetitle"&gt;</text:span></text:p>
      <text:p text:style-name="P5"><text:span text:style-name="T2">NEWS Website</text:span></text:p>
      <text:p text:style-name="P5"><text:span text:style-name="T2">&lt;br /&gt;</text:span></text:p>
      <text:p text:style-name="P6"/>
      <text:p text:style-name="P5"><text:span text:style-name="T2">&lt;/div&gt;</text:span></text:p>
      <text:p text:style-name="P5"><text:span text:style-name="T2">&lt;div id="menu"&gt;</text:span></text:p>
      <text:p text:style-name="P5"><text:span text:style-name="T2">Menu Items&lt;/br&gt;</text:span></text:p>
      <text:p text:style-name="P5"><text:span text:style-name="T2">Daily News&lt;/br&gt;</text:span></text:p>
      <text:p text:style-name="P6"/>
      <text:p text:style-name="P5"><text:span text:style-name="T2">&lt;/div&gt;</text:span></text:p>
      <text:p text:style-name="P6"/>
      <text:p text:style-name="P5"><text:span text:style-name="T2">&lt;div class="leftcol_subcol"&gt;</text:span></text:p>
      <text:p text:style-name="P5"><text:span text:style-name="T2">&lt;div class="regular_section"&gt;</text:span></text:p>
      <text:p text:style-name="P5"><text:soft-page-break/><text:span text:style-name="T2">&lt;h2&gt;General News&lt;/h2&gt;</text:span></text:p>
      <text:p text:style-name="P6"/>
      <text:p text:style-name="P5"><text:span text:style-name="T2">&lt;div class="newsbox"&gt;&lt;img src="images/image_08.jpg" alt="image" /&gt;&lt;span class="newstitle"&gt;News Title 01&lt;/span&gt;&lt;br /&gt;</text:span></text:p>
      <text:p text:style-name="P5"><text:span text:style-name="T2"><text:s text:c="24"/>&lt;p&gt;</text:span></text:p>
      <text:p text:style-name="P5"><text:span text:style-name="T2"><text:s text:c="24"/>International Solar Alliance&lt;/p&gt;</text:span></text:p>
      <text:p text:style-name="P5"><text:span text:style-name="T2">&lt;/div&gt;</text:span></text:p>
      <text:p text:style-name="P6"/>
      <text:p text:style-name="P5"><text:span text:style-name="T2">&lt;/div&gt;</text:span></text:p>
      <text:p text:style-name="P6"/>
      <text:p text:style-name="P5"><text:span text:style-name="T2">&lt;div class="regular_section"&gt;</text:span></text:p>
      <text:p text:style-name="P5"><text:span text:style-name="T2">&lt;h2&gt;Sports&lt;/h2&gt;&lt;/br&gt;</text:span></text:p>
      <text:p text:style-name="P5"><text:span text:style-name="T2">&lt;div class="newsbox"&gt;&lt;img src="images/image_12.jpg" alt="image" /&gt;&lt;span class="newstitle"&gt;News Title 02&lt;/span&gt;&lt;br /&gt;</text:span></text:p>
      <text:p text:style-name="P5"><text:span text:style-name="T2"><text:s text:c="24"/>&lt;p&gt;</text:span></text:p>
      <text:p text:style-name="P5"><text:span text:style-name="T2"><text:s text:c="25"/>INDIA VS SRI LANKA &lt;/br&gt;</text:span></text:p>
      <text:p text:style-name="P5"><text:span text:style-name="T2"><text:s text:c="25"/>Badminton</text:span></text:p>
      <text:p text:style-name="P5"><text:span text:style-name="T2"><text:s text:c="24"/>&lt;/p&gt;</text:span></text:p>
      <text:p text:style-name="P5"><text:span text:style-name="T2">&lt;/div&gt;</text:span></text:p>
      <text:p text:style-name="P6"/>
      <text:p text:style-name="P5"><text:span text:style-name="T2"><text:s text:c="2"/>&lt;/div&gt;</text:span></text:p>
      <text:p text:style-name="P5"><text:span text:style-name="T2">&lt;/div&gt;</text:span></text:p>
      <text:p text:style-name="P6"/>
      <text:p text:style-name="P5"><text:span text:style-name="T2">&lt;div id="footer"&gt;</text:span></text:p>
      <text:p text:style-name="P5"><text:span text:style-name="T2">&lt;div class="footer_leftcol"&gt;</text:span></text:p>
      <text:p text:style-name="P5"><text:soft-page-break/><text:span text:style-name="T2">Copyright © 2018 &lt;strong&gt;Vaibhav Gupta&lt;/strong&gt;&lt;br /&gt;</text:span></text:p>
      <text:p text:style-name="P5"><text:span text:style-name="T2">&lt;/div&gt;</text:span></text:p>
      <text:p text:style-name="P5"><text:span text:style-name="T2">&lt;div class="footer_rightcol"&gt;</text:span></text:p>
      <text:p text:style-name="P5"><text:span text:style-name="T2"><text:s text:c="8"/><text:tab/>&lt;div class="footer_subcol"&gt;</text:span></text:p>
      <text:p text:style-name="P5"><text:span text:style-name="T2"><text:tab/><text:tab/>Mainpage&lt;br /&gt;</text:span></text:p>
      <text:p text:style-name="P5"><text:span text:style-name="T2"><text:s text:c="14"/>Company&lt;br /&gt;</text:span></text:p>
      <text:p text:style-name="P5"><text:span text:style-name="T2">Advertise&lt;/a&gt;&lt;br /&gt;</text:span></text:p>
      <text:p text:style-name="P5"><text:span text:style-name="T2"><text:s text:c="16"/>Feedback&lt;br /&gt;</text:span></text:p>
      <text:p text:style-name="P5"><text:span text:style-name="T2"><text:tab/><text:tab/><text:tab/>&lt;/div&gt;</text:span></text:p>
      <text:p text:style-name="P5"><text:span text:style-name="T2">&lt;div class="footer_subcol"&gt;</text:span></text:p>
      <text:p text:style-name="P5"><text:span text:style-name="T2"><text:tab/>Terms&lt;br /&gt;</text:span></text:p>
      <text:p text:style-name="P5"><text:span text:style-name="T2"><text:s text:c="16"/>Privacy&lt;br /&gt;</text:span></text:p>
      <text:p text:style-name="P5"><text:span text:style-name="T2">Sitemap&lt;br /&gt;</text:span></text:p>
      <text:p text:style-name="P5"><text:span text:style-name="T2"><text:s text:c="16"/>Contact&lt;br /&gt;</text:span></text:p>
      <text:p text:style-name="P5"><text:span text:style-name="T2"><text:s text:c="16"/>Help</text:span></text:p>
      <text:p text:style-name="P5"><text:span text:style-name="T2"><text:tab/><text:tab/><text:tab/>&lt;/div&gt;</text:span></text:p>
      <text:p text:style-name="P5"><text:span text:style-name="T2">&lt;/div&gt;</text:span></text:p>
      <text:p text:style-name="P5"><text:span text:style-name="T2">&lt;/body&gt;</text:span></text:p>
      <text:p text:style-name="P5"><text:span text:style-name="T2">&lt;/html&gt;</text:span></text:p>
      <text:p text:style-name="P6"/>
      <text:p text:style-name="P4"/>
      <text:p text:style-name="P4"/>
      <text:p text:style-name="P4"/>
      <text:p text:style-name="P1"><text:bookmark text:name="_GoBack"/><text:span text:style-name="T1">CSS CODE</text:span></text:p>
      <text:p text:style-name="P4"><text:soft-page-break/></text:p>
      <text:p text:style-name="P6"/>
      <text:p text:style-name="P5"><text:span text:style-name="T2">body {</text:span></text:p>
      <text:p text:style-name="P5"><text:span text:style-name="T2"><text:tab/>margin: 0;</text:span></text:p>
      <text:p text:style-name="P5"><text:span text:style-name="T2"><text:tab/>padding: 0;</text:span></text:p>
      <text:p text:style-name="P5"><text:span text:style-name="T2"><text:tab/>line-height: 1.5em;</text:span></text:p>
      <text:p text:style-name="P5"><text:span text:style-name="T2"><text:tab/>font-family: Helvetica, Arial, sans-serif;</text:span></text:p>
      <text:p text:style-name="P5"><text:span text:style-name="T2"><text:tab/>font-size: 11px;</text:span></text:p>
      <text:p text:style-name="P5"><text:span text:style-name="T2"><text:tab/>color: #333333;</text:span></text:p>
      <text:p text:style-name="P5"><text:span text:style-name="T2">}</text:span></text:p>
      <text:p text:style-name="P5"><text:span text:style-name="T2">p {</text:span></text:p>
      <text:p text:style-name="P5"><text:span text:style-name="T2"><text:tab/>margin: 0 0 5px 0;</text:span></text:p>
      <text:p text:style-name="P5"><text:span text:style-name="T2"><text:tab/>padding: 0px;</text:span></text:p>
      <text:p text:style-name="P5"><text:span text:style-name="T2">}</text:span></text:p>
      <text:p text:style-name="P6"/>
      <text:p text:style-name="P5"><text:span text:style-name="T2">#container {</text:span></text:p>
      <text:p text:style-name="P5"><text:span text:style-name="T2"><text:tab/>margin: auto;</text:span></text:p>
      <text:p text:style-name="P5"><text:span text:style-name="T2"><text:tab/>width: 1000px;</text:span></text:p>
      <text:p text:style-name="P5"><text:span text:style-name="T2">}</text:span></text:p>
      <text:p text:style-name="P5"><text:span text:style-name="T2">#top_panel {</text:span></text:p>
      <text:p text:style-name="P5"><text:span text:style-name="T2"><text:tab/>float: left;</text:span></text:p>
      <text:p text:style-name="P5"><text:span text:style-name="T2"><text:tab/>width: 1000px;</text:span></text:p>
      <text:p text:style-name="P5"><text:span text:style-name="T2"><text:tab/>height: 100px;</text:span></text:p>
      <text:p text:style-name="P5"><text:span text:style-name="T2"><text:tab/>margin: 0px;</text:span></text:p>
      <text:p text:style-name="P5"><text:span text:style-name="T2"><text:tab/>color: #FFF;</text:span></text:p>
      <text:p text:style-name="P5"><text:soft-page-break/><text:span text:style-name="T2"><text:tab/>background: #003 url(images/top_panel_background.jpg) no-repeat;</text:span></text:p>
      <text:p text:style-name="P5"><text:span text:style-name="T2">}</text:span></text:p>
      <text:p text:style-name="P6"/>
      <text:p text:style-name="P5"><text:span text:style-name="T2">#sitetitle {</text:span></text:p>
      <text:p text:style-name="P5"><text:span text:style-name="T2"><text:tab/>float: left;</text:span></text:p>
      <text:p text:style-name="P5"><text:span text:style-name="T2"><text:tab/>width: 300px;</text:span></text:p>
      <text:p text:style-name="P5"><text:span text:style-name="T2"><text:tab/>margin: 55px 0 0 15px;</text:span></text:p>
      <text:p text:style-name="P5"><text:span text:style-name="T2"><text:tab/>padding: 10px 0 5px 0;</text:span></text:p>
      <text:p text:style-name="P5"><text:span text:style-name="T2"><text:tab/>font-size: 35px;</text:span></text:p>
      <text:p text:style-name="P5"><text:span text:style-name="T2"><text:tab/>font-weight: bold;</text:span></text:p>
      <text:p text:style-name="P5"><text:span text:style-name="T2"><text:tab/>color: #FFF;</text:span></text:p>
      <text:p text:style-name="P5"><text:span text:style-name="T2">}</text:span></text:p>
      <text:p text:style-name="P5"><text:span text:style-name="T2">#menu {</text:span></text:p>
      <text:p text:style-name="P5"><text:span text:style-name="T2"><text:tab/>float: left;</text:span></text:p>
      <text:p text:style-name="P5"><text:span text:style-name="T2"><text:tab/>width: 1000px;</text:span></text:p>
      <text:p text:style-name="P5"><text:span text:style-name="T2"><text:tab/>height: 30px;</text:span></text:p>
      <text:p text:style-name="P5"><text:span text:style-name="T2"><text:tab/>background: #750a20 url(images/menu_bg.gif) repeat-x;</text:span></text:p>
      <text:p text:style-name="P5"><text:span text:style-name="T2"><text:tab/>border-bottom: 1px solid #333;</text:span></text:p>
      <text:p text:style-name="P5"><text:span text:style-name="T2">}</text:span></text:p>
      <text:p text:style-name="P6"/>
      <text:p text:style-name="P5"><text:span text:style-name="T2">.leftcol_subcol {</text:span></text:p>
      <text:p text:style-name="P5"><text:span text:style-name="T2"><text:tab/>float: left;</text:span></text:p>
      <text:p text:style-name="P5"><text:span text:style-name="T2"><text:tab/>width: 285px;</text:span></text:p>
      <text:p text:style-name="P5"><text:span text:style-name="T2"><text:tab/>padding: 0 15px 0 0;</text:span></text:p>
      <text:p text:style-name="P5"><text:span text:style-name="T2"><text:tab/>margin-right: 15px;</text:span></text:p>
      <text:p text:style-name="P5"><text:soft-page-break/><text:span text:style-name="T2">}</text:span></text:p>
      <text:p text:style-name="P6"/>
      <text:p text:style-name="P5"><text:span text:style-name="T2">.regular_section {</text:span></text:p>
      <text:p text:style-name="P5"><text:span text:style-name="T2"><text:tab/>display: block;</text:span></text:p>
      <text:p text:style-name="P5"><text:span text:style-name="T2"><text:tab/>width: 285px;</text:span></text:p>
      <text:p text:style-name="P5"><text:span text:style-name="T2"><text:tab/>padding-bottom: 10px;</text:span></text:p>
      <text:p text:style-name="P5"><text:span text:style-name="T2"><text:tab/>margin-bottom: 15px;</text:span></text:p>
      <text:p text:style-name="P5"><text:span text:style-name="T2"><text:tab/>border-bottom: 1px dotted #CCC;</text:span></text:p>
      <text:p text:style-name="P5"><text:span text:style-name="T2">}</text:span></text:p>
      <text:p text:style-name="P6"/>
      <text:p text:style-name="P5"><text:span text:style-name="T2">.newsbox {</text:span></text:p>
      <text:p text:style-name="P5"><text:span text:style-name="T2"><text:tab/>clear: both;</text:span></text:p>
      <text:p text:style-name="P5"><text:span text:style-name="T2"><text:tab/>width: 285px;</text:span></text:p>
      <text:p text:style-name="P5"><text:span text:style-name="T2"><text:tab/>padding-bottom: 15px;</text:span></text:p>
      <text:p text:style-name="P5"><text:span text:style-name="T2">}</text:span></text:p>
      <text:p text:style-name="P6"/>
      <text:p text:style-name="P5"><text:span text:style-name="T2">.newsbox .newstitle {</text:span></text:p>
      <text:p text:style-name="P5"><text:span text:style-name="T2"><text:tab/>font-size: 16px;</text:span></text:p>
      <text:p text:style-name="P5"><text:span text:style-name="T2"><text:tab/>color:#C00;</text:span></text:p>
      <text:p text:style-name="P5"><text:span text:style-name="T2"><text:tab/>font-weight: bold;</text:span></text:p>
      <text:p text:style-name="P5"><text:span text:style-name="T2">}</text:span></text:p>
      <text:p text:style-name="P6"/>
      <text:p text:style-name="P5"><text:span text:style-name="T2">.newsbox p{</text:span></text:p>
      <text:p text:style-name="P5"><text:span text:style-name="T2"><text:tab/>font-size: 11px;</text:span></text:p>
      <text:p text:style-name="P5"><text:span text:style-name="T2">}</text:span></text:p>
      <text:p text:style-name="P6"><text:soft-page-break/></text:p>
      <text:p text:style-name="P5"><text:span text:style-name="T2">#footer {</text:span></text:p>
      <text:p text:style-name="P5"><text:span text:style-name="T2"><text:tab/>clear: both;</text:span></text:p>
      <text:p text:style-name="P5"><text:span text:style-name="T2"><text:tab/>float: left;</text:span></text:p>
      <text:p text:style-name="P5"><text:span text:style-name="T2"><text:tab/>padding: 25px;</text:span></text:p>
      <text:p text:style-name="P5"><text:span text:style-name="T2"><text:tab/>width: 950px;</text:span></text:p>
      <text:p text:style-name="P5"><text:span text:style-name="T2"><text:tab/>color: #FFF;</text:span></text:p>
      <text:p text:style-name="P5"><text:span text:style-name="T2"><text:tab/>text-align: left;</text:span></text:p>
      <text:p text:style-name="P5"><text:span text:style-name="T2"><text:tab/>background: #333333;</text:span></text:p>
      <text:p text:style-name="P5"><text:span text:style-name="T2">}</text:span></text:p>
      <text:p text:style-name="P6"/>
      <text:p text:style-name="P5"><text:span text:style-name="T2">.footer_leftcol {</text:span></text:p>
      <text:p text:style-name="P5"><text:span text:style-name="T2"><text:tab/>float: left;</text:span></text:p>
      <text:p text:style-name="P5"><text:span text:style-name="T2"><text:tab/>width: 400px;</text:span></text:p>
      <text:p text:style-name="P5"><text:span text:style-name="T2"><text:tab/>padding: 0 0 0 10px;</text:span></text:p>
      <text:p text:style-name="P5"><text:span text:style-name="T2"><text:tab/>margin-right: 25px;</text:span></text:p>
      <text:p text:style-name="P5"><text:span text:style-name="T2">}</text:span></text:p>
      <text:p text:style-name="P6"/>
      <text:p text:style-name="P5"><text:span text:style-name="T2">.footer_rightcol {</text:span></text:p>
      <text:p text:style-name="P5"><text:span text:style-name="T2"><text:tab/>float: right;</text:span></text:p>
      <text:p text:style-name="P5"><text:span text:style-name="T2"><text:tab/>text-align: right;</text:span></text:p>
      <text:p text:style-name="P5"><text:span text:style-name="T2"><text:tab/>width: 435px;</text:span></text:p>
      <text:p text:style-name="P5"><text:span text:style-name="T2"><text:tab/>text-align: right;</text:span></text:p>
      <text:p text:style-name="P5"><text:span text:style-name="T2">}</text:span></text:p>
      <text:p text:style-name="P6"/>
      <text:p text:style-name="P5"><text:soft-page-break/><text:span text:style-name="T2">.footer_subcol {</text:span></text:p>
      <text:p text:style-name="P5"><text:span text:style-name="T2"><text:tab/>float: left;</text:span></text:p>
      <text:p text:style-name="P5"><text:span text:style-name="T2"><text:tab/>width: 120px;</text:span></text:p>
      <text:p text:style-name="P5"><text:span text:style-name="T2"><text:tab/>margin-left: 25px;</text:span></text:p>
      <text:p text:style-name="P5"><text:span text:style-name="T2">}</text:span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ibhav Gupta</meta:initial-creator>
    <dc:creator>Vaibhav Gupta</dc:creator>
    <meta:editing-cycles>1</meta:editing-cycles>
    <meta:creation-date>2018-03-15T15:39:00</meta:creation-date>
    <dc:date>2018-03-15T15:44:00</dc:date>
    <meta:editing-duration>PT5S</meta:editing-duration>
    <meta:generator>LibreOffice/4.2.8.2$Linux_X86_64 LibreOffice_project/420m0$Build-2</meta:generator>
    <meta:document-statistic meta:table-count="0" meta:image-count="0" meta:object-count="0" meta:page-count="8" meta:paragraph-count="150" meta:word-count="321" meta:character-count="2820" meta:non-whitespace-character-count="2335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